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7F491BE634D777B2.png" manifest:media-type="image/png"/>
  <manifest:file-entry manifest:full-path="Pictures/1000000000000008000000082F51696FC272A0B9.png" manifest:media-type="image/png"/>
  <manifest:file-entry manifest:full-path="Pictures/100002010000020000000200EAFCECD4BA9CE141.png" manifest:media-type="image/png"/>
  <manifest:file-entry manifest:full-path="Pictures/100002010000020000000200A8E84A8A6695B3CA.png" manifest:media-type="image/png"/>
  <manifest:file-entry manifest:full-path="Pictures/10000201000002000000020085903BD35AF64E5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75in" fo:margin-left="0.0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5.9375in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vertical-align="" fo:padding="0in" fo:border="none"/>
    </style:style>
    <style:style style:name="Table1.B1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1986in"/>
    </style:style>
    <style:style style:name="Table1.5" style:family="table-row">
      <style:table-row-properties style:min-row-height="0.1563in"/>
    </style:style>
    <style:style style:name="Table1.6" style:family="table-row">
      <style:table-row-properties style:min-row-height="0.191in"/>
    </style:style>
    <style:style style:name="P1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2b63d" officeooo:paragraph-rsid="00099b5f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7f31d" officeooo:paragraph-rsid="0027f31d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27f31d" officeooo:paragraph-rsid="00b3970d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b6a94" officeooo:paragraph-rsid="0009a129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f6cf1" officeooo:paragraph-rsid="0009a129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22f4d" officeooo:paragraph-rsid="0009a129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normal" officeooo:rsid="00b38387" officeooo:paragraph-rsid="00b38387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27f31d" officeooo:paragraph-rsid="0027f31d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5b0362" officeooo:paragraph-rsid="0009a129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79a3a0" officeooo:paragraph-rsid="0009a129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79a3a0" officeooo:paragraph-rsid="0009a129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4a95d3" officeooo:paragraph-rsid="004a95d3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8d6809" officeooo:paragraph-rsid="0009a129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weight="bold" officeooo:rsid="0090a023" officeooo:paragraph-rsid="0009a129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5b6a94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style:text-underline-style="none" officeooo:rsid="00a3b732" officeooo:paragraph-rsid="0009a129" style:font-size-asian="9.60000038146973pt" style:font-size-complex="11pt"/>
    </style:style>
    <style:style style:name="P1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1pt" fo:font-style="normal" fo:font-weight="bold" officeooo:rsid="0027f31d" officeooo:paragraph-rsid="0027f31d" style:font-size-asian="9.60000038146973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51c756" officeooo:paragraph-rsid="00099b5f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ee3791" officeooo:paragraph-rsid="0009a129" style:font-size-asian="13pt" style:font-weight-asian="bold" style:font-size-complex="13pt" style:font-weight-complex="bold"/>
    </style:style>
    <style:style style:name="P20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5b0362" officeooo:paragraph-rsid="0009a129" style:font-size-asian="13pt" style:font-weight-asian="bold" style:font-size-complex="13pt" style:font-weight-complex="bold"/>
    </style:style>
    <style:style style:name="P21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3pt" fo:font-weight="bold" officeooo:rsid="00811e01" officeooo:paragraph-rsid="0009a129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8d6809" officeooo:paragraph-rsid="0009a129" style:font-size-asian="13pt" style:font-weight-asian="bold" style:font-size-complex="13pt" style:font-weight-complex="bold"/>
    </style:style>
    <style:style style:name="P2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a30144" officeooo:paragraph-rsid="004a95d3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3pt" fo:font-weight="bold" officeooo:rsid="003a1f22" officeooo:paragraph-rsid="00099b5f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4pt" fo:font-weight="normal" officeooo:rsid="00661cde" officeooo:paragraph-rsid="0009a129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6pt" fo:font-weight="bold" officeooo:rsid="0090a023" officeooo:paragraph-rsid="0009a129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6pt" fo:font-weight="normal" officeooo:rsid="0090a023" officeooo:paragraph-rsid="008c881a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12pt" fo:font-weight="bold" officeooo:rsid="0090a023" officeooo:paragraph-rsid="0009a129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6pt" fo:font-weight="normal" officeooo:rsid="0051c756" officeooo:paragraph-rsid="00099b5f" style:font-size-asian="5.25pt" style:font-weight-asian="normal" style:font-size-complex="6pt" style:font-weight-complex="normal"/>
    </style:style>
    <style:style style:name="P3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Serif" fo:font-size="6pt" fo:font-weight="bold" officeooo:rsid="003a1f22" officeooo:paragraph-rsid="00099b5f" style:font-size-asian="5.25pt" style:font-weight-asian="bold" style:font-size-complex="6pt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6pt" style:text-underline-style="none" fo:font-weight="normal" officeooo:rsid="007a921a" officeooo:paragraph-rsid="007924d5" style:font-size-asian="5.25pt" style:font-weight-asian="normal" style:font-size-complex="6pt" style:font-weight-complex="normal"/>
    </style:style>
    <style:style style:name="P3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84226a"/>
    </style:style>
    <style:style style:name="P3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officeooo:paragraph-rsid="00896c14"/>
    </style:style>
    <style:style style:name="P34" style:family="paragraph" style:parent-style-name="Standard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fo:font-size="16pt" officeooo:paragraph-rsid="0009a129" style:font-size-asian="14pt" style:font-size-complex="16pt"/>
    </style:style>
    <style:style style:name="P35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Serif" fo:font-size="11pt" style:text-underline-style="none" fo:font-weight="normal" officeooo:rsid="00b6b3da" officeooo:paragraph-rsid="00b6b3da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margin-left="0in" fo:margin-right="0in" fo:margin-top="0.0398in" fo:margin-bottom="0.0398in" loext:contextual-spacing="false" fo:line-height="100%" fo:text-align="justify" style:justify-single-word="false" fo:text-indent="0in" style:auto-text-indent="false"/>
      <style:text-properties style:font-name="Serif" fo:font-size="5pt" style:text-underline-style="none" fo:font-weight="normal" officeooo:rsid="00b6b3da" officeooo:paragraph-rsid="00b6b3da" style:font-size-asian="4.34999990463257pt" style:font-weight-asian="normal" style:font-size-complex="5pt" style:font-weight-complex="normal"/>
    </style:style>
    <style:style style:name="P37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6pt" style:text-underline-style="none" fo:font-weight="normal" officeooo:rsid="00b6b3da" officeooo:paragraph-rsid="00b6b3da" style:font-size-asian="5.25pt" style:font-weight-asian="normal" style:font-size-complex="6pt" style:font-weight-complex="normal"/>
    </style:style>
    <style:style style:name="P38" style:family="paragraph" style:parent-style-name="Standard">
      <style:paragraph-properties fo:margin-left="0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3pt" style:text-underline-style="none" fo:font-weight="bold" officeooo:rsid="00b6b3da" officeooo:paragraph-rsid="00b6b3da" style:font-size-asian="11.3500003814697pt" style:font-weight-asian="bold" style:font-size-complex="13pt" style:font-weight-complex="bold"/>
    </style:style>
    <style:style style:name="P39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Serif" fo:font-size="6pt" fo:letter-spacing="-0.0417in" fo:font-style="normal" fo:font-weight="normal" style:font-size-asian="5.25pt" style:font-style-asian="normal" style:font-weight-asian="normal" style:font-size-complex="6pt" style:font-style-complex="normal" style:font-weight-complex="normal"/>
    </style:style>
    <style:style style:name="P40" style:family="paragraph" style:parent-style-name="Table_20_Contents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Serif" fo:font-size="6pt" fo:letter-spacing="-0.0417in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41" style:family="paragraph" style:parent-style-name="Standard">
      <style:paragraph-properties fo:line-height="100%"/>
      <style:text-properties style:font-name="Serif" fo:font-size="13pt" fo:font-weight="bold" officeooo:rsid="001816eb" officeooo:paragraph-rsid="00099b5f" style:font-size-asian="13pt" style:font-weight-asian="bold" style:font-size-complex="13pt" style:font-weight-complex="bold"/>
    </style:style>
    <style:style style:name="P42" style:family="paragraph" style:parent-style-name="Standard">
      <style:paragraph-properties fo:line-height="115%"/>
      <style:text-properties style:font-name="Serif" fo:font-size="13pt" fo:font-weight="bold" officeooo:rsid="008bc518" officeooo:paragraph-rsid="0009a129" style:font-size-asian="13pt" style:font-weight-asian="bold" style:font-size-complex="13pt" style:font-weight-complex="bold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Serif" fo:font-size="11pt" officeooo:rsid="001aad00" officeooo:paragraph-rsid="00099b5f" style:font-size-asian="11pt" style:font-size-complex="11pt"/>
    </style:style>
    <style:style style:name="P44" style:family="paragraph" style:parent-style-name="Standard">
      <style:paragraph-properties fo:line-height="115%"/>
      <style:text-properties style:font-name="Serif" fo:font-size="11pt" officeooo:rsid="0081bbc1" officeooo:paragraph-rsid="0009a129" style:font-size-asian="11pt" style:font-size-complex="11pt"/>
    </style:style>
    <style:style style:name="P45" style:family="paragraph" style:parent-style-name="Standard">
      <style:paragraph-properties fo:line-height="100%" fo:text-align="justify" style:justify-single-word="false"/>
      <style:text-properties style:font-name="Serif" fo:font-size="11pt" fo:font-weight="normal" officeooo:rsid="001aad00" officeooo:paragraph-rsid="00099b5f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line-height="115%"/>
      <style:text-properties style:font-name="Serif" fo:font-size="11pt" fo:font-weight="normal" officeooo:rsid="008bc518" officeooo:paragraph-rsid="0009a129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line-height="115%"/>
      <style:text-properties style:font-name="Serif" fo:font-size="11pt" fo:font-weight="bold" officeooo:rsid="008bbaa0" officeooo:paragraph-rsid="0009a129" style:font-size-asian="9.60000038146973pt" style:font-weight-asian="bold" style:font-size-complex="11pt" style:font-weight-complex="bold"/>
    </style:style>
    <style:style style:name="P48" style:family="paragraph" style:parent-style-name="Standard">
      <style:paragraph-properties fo:line-height="115%"/>
      <style:text-properties style:font-name="Serif" fo:font-size="11pt" fo:font-style="italic" officeooo:rsid="00811e01" officeooo:paragraph-rsid="0009a129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line-height="115%"/>
      <style:text-properties style:font-name="Serif" fo:font-size="14pt" officeooo:rsid="0081bbc1" officeooo:paragraph-rsid="0009a129" style:font-size-asian="12.25pt" style:font-size-complex="14pt"/>
    </style:style>
    <style:style style:name="P50" style:family="paragraph" style:parent-style-name="Standard">
      <style:paragraph-properties fo:line-height="100%" fo:text-align="justify" style:justify-single-word="false"/>
      <style:text-properties style:font-name="Serif" fo:font-size="7pt" fo:font-weight="normal" officeooo:rsid="001aad00" officeooo:paragraph-rsid="00099b5f" style:font-size-asian="6.09999990463257pt" style:font-weight-asian="normal" style:font-size-complex="7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Serif" fo:font-size="2pt" fo:font-weight="normal" officeooo:rsid="001f3798" officeooo:paragraph-rsid="00099b5f" style:font-size-asian="1.75pt" style:font-weight-asian="normal" style:font-size-complex="2pt" style:font-weight-complex="normal"/>
    </style:style>
    <style:style style:name="P52" style:family="paragraph" style:parent-style-name="Standard">
      <style:paragraph-properties fo:line-height="100%" fo:text-align="justify" style:justify-single-word="false"/>
      <style:text-properties style:font-name="Serif" fo:font-size="12pt" fo:font-weight="bold" officeooo:rsid="002a3ec5" officeooo:paragraph-rsid="00099b5f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line-height="100%" fo:text-align="justify" style:justify-single-word="false"/>
      <style:text-properties style:font-name="Serif" fo:font-size="8pt" fo:font-weight="bold" officeooo:rsid="002a3ec5" officeooo:paragraph-rsid="00099b5f" style:font-size-asian="7pt" style:font-weight-asian="bold" style:font-size-complex="8pt" style:font-weight-complex="bold"/>
    </style:style>
    <style:style style:name="P54" style:family="paragraph" style:parent-style-name="Standard">
      <style:paragraph-properties fo:line-height="100%" fo:text-align="justify" style:justify-single-word="false"/>
      <style:text-properties style:font-name="Serif" fo:font-size="6pt" fo:font-weight="normal" officeooo:rsid="001aad00" officeooo:paragraph-rsid="00099b5f" style:font-size-asian="5.25pt" style:font-weight-asian="normal" style:font-size-complex="6pt" style:font-weight-complex="normal"/>
    </style:style>
    <style:style style:name="P55" style:family="paragraph" style:parent-style-name="Standard">
      <style:paragraph-properties fo:line-height="100%"/>
      <style:text-properties style:font-name="Serif" fo:font-size="6pt" fo:font-weight="bold" officeooo:rsid="001816eb" officeooo:paragraph-rsid="00099b5f" style:font-size-asian="5.25pt" style:font-weight-asian="bold" style:font-size-complex="6pt" style:font-weight-complex="bold"/>
    </style:style>
    <style:style style:name="P56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20de6c" officeooo:paragraph-rsid="00099b5f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style:font-name="Serif" fo:font-size="11pt" fo:font-weight="normal" officeooo:rsid="001816eb" officeooo:paragraph-rsid="00099b5f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fo:font-weight="normal" officeooo:rsid="0020de6c" officeooo:paragraph-rsid="00099b5f" style:font-weight-asian="normal" style:font-weight-complex="normal"/>
    </style:style>
    <style:style style:name="P59" style:family="paragraph" style:parent-style-name="Standard">
      <style:paragraph-properties fo:margin-left="0.4925in" fo:margin-right="0in" fo:margin-top="0.0398in" fo:margin-bottom="0.0398in" loext:contextual-spacing="false" fo:line-height="100%" fo:text-align="start" style:justify-single-word="false" fo:text-indent="0in" style:auto-text-indent="false"/>
      <style:text-properties officeooo:paragraph-rsid="00099b5f"/>
    </style:style>
    <style:style style:name="P60" style:family="paragraph" style:parent-style-name="Standard" style:master-page-name="">
      <style:paragraph-properties fo:text-align="start" style:justify-single-word="false" style:page-number="auto"/>
      <style:text-properties style:font-name="Serif" fo:font-size="22pt" fo:font-weight="bold" officeooo:rsid="0015504e" officeooo:paragraph-rsid="00099b5f" style:font-size-asian="22pt" style:font-weight-asian="bold" style:font-size-complex="22pt" style:font-weight-complex="bold"/>
    </style:style>
    <style:style style:name="P61" style:family="paragraph" style:parent-style-name="Standard" style:master-page-name="">
      <loext:graphic-properties draw:fill="none"/>
      <style:paragraph-properties fo:margin-left="0in" fo:margin-right="-0.0618in" fo:line-height="115%" fo:text-indent="0in" style:auto-text-indent="false" style:page-number="auto" fo:background-color="transparent"/>
      <style:text-properties style:font-name="Serif" fo:font-size="12pt" fo:font-weight="bold" officeooo:paragraph-rsid="0009a129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1.8173in"/>
        </style:tab-stops>
      </style:paragraph-properties>
      <style:text-properties style:font-name="Serif" fo:font-size="11pt" fo:letter-spacing="normal" fo:font-weight="normal" officeooo:rsid="00d1ad48" officeooo:paragraph-rsid="00c0c854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erif" fo:font-size="11pt" fo:letter-spacing="normal" fo:font-weight="normal" officeooo:rsid="007d3684" officeooo:paragraph-rsid="00c0c854" style:font-size-asian="11pt" style:font-weight-asian="normal" style:font-size-complex="11pt" style:font-weight-complex="normal"/>
    </style:style>
    <style:style style:name="P6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erif" fo:font-size="11pt" fo:letter-spacing="normal" fo:font-weight="normal" officeooo:rsid="00341568" officeooo:paragraph-rsid="00099b5f" style:font-size-asian="11pt" style:font-weight-asian="normal" style:font-size-complex="11pt" style:font-weight-complex="normal"/>
    </style:style>
    <style:style style:name="P6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erif" fo:font-size="11pt" fo:letter-spacing="normal" fo:font-weight="normal" officeooo:rsid="0031b9e0" officeooo:paragraph-rsid="00099b5f" style:font-size-asian="11pt" style:font-weight-asian="normal" style:font-size-complex="11pt" style:font-weight-complex="normal"/>
    </style:style>
    <style:style style:name="P6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erif" fo:font-size="11pt" fo:letter-spacing="normal" fo:font-weight="normal" officeooo:rsid="002ed42b" officeooo:paragraph-rsid="00099b5f" style:font-size-asian="11pt" style:font-weight-asian="normal" style:font-size-complex="11pt" style:font-weight-complex="normal"/>
    </style:style>
    <style:style style:name="P67" style:family="paragraph" style:parent-style-name="Text_20_body">
      <style:paragraph-properties fo:margin-top="0in" fo:margin-bottom="0in" loext:contextual-spacing="false"/>
      <style:text-properties style:font-name="Serif" fo:font-size="11pt" style:font-size-asian="11pt" style:font-size-complex="11pt"/>
    </style:style>
    <style:style style:name="P68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0b826" officeooo:paragraph-rsid="0050b826" style:font-size-asian="9.60000038146973pt" style:font-weight-asian="normal" style:font-size-complex="11pt" style:font-weight-complex="normal"/>
    </style:style>
    <style:style style:name="P69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25e6d" officeooo:paragraph-rsid="00525e6d" style:font-size-asian="9.60000038146973pt" style:font-weight-asian="normal" style:font-size-complex="11pt" style:font-weight-complex="normal"/>
    </style:style>
    <style:style style:name="P70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7c29c" officeooo:paragraph-rsid="005a99ba" style:font-size-asian="9.60000038146973pt" style:font-weight-asian="normal" style:font-size-complex="11pt" style:font-weight-complex="normal"/>
    </style:style>
    <style:style style:name="P71" style:family="paragraph" style:parent-style-name="Standard" style:list-style-name="L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63in"/>
          <style:tab-stop style:position="0.439in"/>
        </style:tab-stops>
      </style:paragraph-properties>
      <style:text-properties style:font-name="Serif" fo:font-size="11pt" fo:font-weight="normal" officeooo:rsid="005e19ec" officeooo:paragraph-rsid="00605768" style:font-size-asian="9.60000038146973pt" style:font-weight-asian="normal" style:font-size-complex="11pt" style:font-weight-complex="normal"/>
    </style:style>
    <style:style style:name="P72" style:family="paragraph" style:parent-style-name="Standard" style:list-style-name="L2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b6a94" officeooo:paragraph-rsid="0009a129" style:font-size-asian="11pt" style:font-weight-asian="normal" style:font-size-complex="11pt" style:font-weight-complex="normal"/>
    </style:style>
    <style:style style:name="P73" style:family="paragraph" style:parent-style-name="Standard" style:list-style-name="L3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5f6cf1" officeooo:paragraph-rsid="0009a129" style:font-size-asian="11pt" style:font-weight-asian="normal" style:font-size-complex="11pt" style:font-weight-complex="normal"/>
    </style:style>
    <style:style style:name="P74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22f4d" officeooo:paragraph-rsid="0009a129" style:font-size-asian="11pt" style:font-weight-asian="normal" style:font-size-complex="11pt" style:font-weight-complex="normal"/>
    </style:style>
    <style:style style:name="P75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normal" officeooo:rsid="00661cde" officeooo:paragraph-rsid="0009a129" style:font-size-asian="11pt" style:font-weight-asian="normal" style:font-size-complex="11pt" style:font-weight-complex="normal"/>
    </style:style>
    <style:style style:name="P76" style:family="paragraph" style:parent-style-name="Standard" style:list-style-name="L2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6252in"/>
        </style:tab-stops>
      </style:paragraph-properties>
      <style:text-properties style:font-name="Serif" fo:font-size="11pt" fo:font-weight="bold" officeooo:rsid="005b6a94" officeooo:paragraph-rsid="0009a129" style:font-size-asian="11pt" style:font-weight-asian="bold" style:font-size-complex="11pt" style:font-weight-complex="bold"/>
    </style:style>
    <style:style style:name="P77" style:family="paragraph" style:parent-style-name="Standard" style:list-style-name="L3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5f6cf1" officeooo:paragraph-rsid="0009a129" style:font-size-asian="11pt" style:font-weight-asian="bold" style:font-size-complex="11pt" style:font-weight-complex="bold"/>
    </style:style>
    <style:style style:name="P78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22f4d" officeooo:paragraph-rsid="0009a129" style:font-size-asian="11pt" style:font-weight-asian="bold" style:font-size-complex="11pt" style:font-weight-complex="bold"/>
    </style:style>
    <style:style style:name="P79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</style:tab-stops>
      </style:paragraph-properties>
      <style:text-properties style:font-name="Serif" fo:font-size="11pt" fo:font-weight="bold" officeooo:rsid="00661cde" officeooo:paragraph-rsid="0009a129" style:font-size-asian="11pt" style:font-weight-asian="bold" style:font-size-complex="11pt" style:font-weight-complex="bold"/>
    </style:style>
    <style:style style:name="P80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0.2465in"/>
          <style:tab-stop style:position="0.2547in"/>
        </style:tab-stops>
      </style:paragraph-properties>
      <style:text-properties style:font-name="Serif" fo:font-size="11pt" fo:font-weight="bold" officeooo:rsid="00661cde" officeooo:paragraph-rsid="0009a129" style:font-size-asian="11pt" style:font-weight-asian="bold" style:font-size-complex="11pt" style:font-weight-complex="bold"/>
    </style:style>
    <style:style style:name="P81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weight="bold" officeooo:rsid="00811e01" officeooo:paragraph-rsid="0009a129" style:font-size-asian="9.60000038146973pt" style:font-weight-asian="bold" style:font-size-complex="11pt" style:font-weight-complex="bold"/>
    </style:style>
    <style:style style:name="P82" style:family="paragraph" style:parent-style-name="Standard" style:list-style-name="L11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1pt" fo:font-weight="bold" officeooo:rsid="00ee3791" officeooo:paragraph-rsid="0009a129" style:font-size-asian="9.60000038146973pt" style:font-weight-asian="bold" style:font-size-complex="11pt" style:font-weight-complex="bold"/>
    </style:style>
    <style:style style:name="P83" style:family="paragraph" style:parent-style-name="Standard" style:list-style-name="L3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5f6cf1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84" style:family="paragraph" style:parent-style-name="Standard" style:list-style-name="L4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622f4d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85" style:family="paragraph" style:parent-style-name="Standard" style:list-style-name="L5">
      <style:paragraph-properties fo:margin-left="0in" fo:margin-right="0in" fo:line-height="115%" fo:text-align="justify" style:justify-single-word="false" fo:text-indent="0in" style:auto-text-indent="false"/>
      <style:text-properties style:font-name="Serif" fo:font-size="11pt" fo:font-style="italic" fo:font-weight="normal" officeooo:rsid="00661cde" officeooo:paragraph-rsid="0009a129" style:font-size-asian="11pt" style:font-style-asian="italic" style:font-weight-asian="normal" style:font-size-complex="11pt" style:font-style-complex="italic" style:font-weight-complex="normal"/>
    </style:style>
    <style:style style:name="P86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style:font-name="Serif" fo:font-size="16pt" style:text-underline-style="none" fo:font-weight="normal" officeooo:rsid="004b94ff" officeooo:paragraph-rsid="004a95d3" style:font-size-asian="14pt" style:font-weight-asian="normal" style:font-size-complex="16pt" style:font-weight-complex="normal"/>
    </style:style>
    <style:style style:name="P87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77e684"/>
    </style:style>
    <style:style style:name="P88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paragraph-rsid="006a3b64"/>
    </style:style>
    <style:style style:name="P89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paragraph-rsid="004a95d3"/>
    </style:style>
    <style:style style:name="P90" style:family="paragraph" style:parent-style-name="Standard" style:list-style-name="L1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paragraph-rsid="008c881a"/>
    </style:style>
    <style:style style:name="P91" style:family="paragraph" style:parent-style-name="Standard" style:list-style-name="L11">
      <style:paragraph-properties fo:margin-left="0in" fo:margin-right="0in" fo:line-height="100%" fo:text-align="justify" style:justify-single-word="false" fo:text-indent="0in" style:auto-text-indent="false"/>
      <style:text-properties officeooo:paragraph-rsid="0009a129"/>
    </style:style>
    <style:style style:name="P92" style:family="paragraph" style:parent-style-name="Standard" style:list-style-name="L1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0.25in"/>
        </style:tab-stops>
      </style:paragraph-properties>
      <style:text-properties officeooo:paragraph-rsid="0009a129"/>
    </style:style>
    <style:style style:name="P93" style:family="paragraph" style:parent-style-name="Standard" style:list-style-name="L1">
      <loext:graphic-properties draw:fill="none"/>
      <style:paragraph-properties fo:margin-left="0in" fo:margin-right="0in" fo:line-height="100%" fo:text-align="justify" style:justify-single-word="false" fo:text-indent="0in" style:auto-text-indent="false" fo:background-color="transparent">
        <style:tab-stops>
          <style:tab-stop style:position="-0.1945in"/>
          <style:tab-stop style:position="0.2563in"/>
        </style:tab-stops>
      </style:paragraph-properties>
      <style:text-properties officeooo:rsid="007924d5" officeooo:paragraph-rsid="007924d5"/>
    </style:style>
    <style:style style:name="P94" style:family="paragraph" style:parent-style-name="Standard" style:list-style-name="L10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fo:font-weight="normal" officeooo:paragraph-rsid="004a95d3" style:font-weight-asian="normal" style:font-weight-complex="normal"/>
    </style:style>
    <style:style style:name="P95" style:family="paragraph" style:parent-style-name="Standard" style:list-style-name="L12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fo:font-weight="bold" officeooo:rsid="00935016" officeooo:paragraph-rsid="00935016" style:font-weight-asian="bold" style:font-weight-complex="bold"/>
    </style:style>
    <style:style style:name="P96" style:family="paragraph" style:parent-style-name="Standard">
      <style:paragraph-properties fo:margin-left="0in" fo:margin-right="0in" fo:line-height="100%" fo:text-align="justify" style:justify-single-word="false" fo:text-indent="0in" style:auto-text-indent="false">
        <style:tab-stops>
          <style:tab-stop style:position="0.2547in"/>
        </style:tab-stops>
      </style:paragraph-properties>
      <style:text-properties officeooo:rsid="00935016" officeooo:paragraph-rsid="00935016"/>
    </style:style>
    <style:style style:name="P97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61e4ca"/>
    </style:style>
    <style:style style:name="P98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63in"/>
          <style:tab-stop style:position="0.439in"/>
        </style:tab-stops>
      </style:paragraph-properties>
      <style:text-properties officeooo:paragraph-rsid="0077e684"/>
    </style:style>
    <style:style style:name="P99" style:family="paragraph" style:parent-style-name="Standard" style:list-style-name="L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-0.1945in"/>
          <style:tab-stop style:position="0.2563in"/>
        </style:tab-stops>
      </style:paragraph-properties>
      <style:text-properties style:font-name="Serif" fo:font-size="11pt" fo:font-weight="normal" officeooo:rsid="00672f88" officeooo:paragraph-rsid="006a3b64" style:font-size-asian="9.60000038146973pt" style:font-weight-asian="normal" style:font-size-complex="11pt" style:font-weight-complex="normal"/>
    </style:style>
    <style:style style:name="P100" style:family="paragraph" style:parent-style-name="Standard" style:list-style-name="L6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-0.2555in"/>
          <style:tab-stop style:position="0.2547in"/>
        </style:tab-stops>
      </style:paragraph-properties>
      <style:text-properties style:font-name="Serif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101" style:family="paragraph" style:parent-style-name="Standard" style:list-style-name="L7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102" style:family="paragraph" style:parent-style-name="Standard" style:list-style-name="L8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103" style:family="paragraph" style:parent-style-name="Standard" style:list-style-name="L9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>
        <style:tab-stops>
          <style:tab-stop style:position="0.2547in"/>
        </style:tab-stops>
      </style:paragraph-properties>
      <style:text-properties style:font-name="Serif" fo:font-size="11pt" fo:font-weight="bold" officeooo:rsid="008bc518" officeooo:paragraph-rsid="0009a129" style:font-size-asian="9.60000038146973pt" style:font-weight-asian="bold" style:font-size-complex="11pt" style:font-weight-complex="bold"/>
    </style:style>
    <style:style style:name="P104" style:family="paragraph" style:parent-style-name="Standard" style:list-style-name="L11" style:master-page-name="">
      <loext:graphic-properties draw:fill="none"/>
      <style:paragraph-properties fo:margin-left="0in" fo:margin-right="0in" fo:line-height="100%" fo:text-align="justify" style:justify-single-word="false" fo:text-indent="0in" style:auto-text-indent="false" style:page-number="auto" fo:background-color="transparent">
        <style:tab-stops>
          <style:tab-stop style:position="0.25in"/>
        </style:tab-stops>
      </style:paragraph-properties>
      <style:text-properties style:font-name="Serif" fo:font-size="11pt" style:text-underline-style="none" fo:font-weight="bold" officeooo:rsid="00efafd2" officeooo:paragraph-rsid="0009a129" style:font-size-asian="9.60000038146973pt" style:font-weight-asian="bold" style:font-size-complex="11pt" style:font-weight-complex="bold"/>
    </style:style>
    <style:style style:name="P105" style:family="paragraph">
      <loext:graphic-properties draw:fill="none" draw:fill-color="#ffffff"/>
    </style:style>
    <style:style style:name="P106" style:family="paragraph">
      <loext:graphic-properties draw:fill-color="#0000ff" draw:opacity="100%"/>
      <style:paragraph-properties fo:text-align="center"/>
      <style:text-properties fo:font-size="12pt"/>
    </style:style>
    <style:style style:name="T1" style:family="text">
      <style:text-properties officeooo:rsid="005531ed"/>
    </style:style>
    <style:style style:name="T2" style:family="text">
      <style:text-properties style:font-name="Serif" fo:font-size="11pt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style:font-name="Serif" fo:font-size="11pt" style:text-underline-style="none" fo:font-weight="normal" officeooo:rsid="0020de6c" style:font-size-asian="11pt" style:font-weight-asian="normal" style:font-size-complex="11pt" style:font-weight-complex="normal"/>
    </style:style>
    <style:style style:name="T4" style:family="text">
      <style:text-properties style:font-name="Serif" fo:font-size="11pt" style:text-underline-style="none" fo:font-weight="normal" officeooo:rsid="009dbbb9" style:font-size-asian="11pt" style:font-weight-asian="normal" style:font-size-complex="11pt" style:font-weight-complex="normal"/>
    </style:style>
    <style:style style:name="T5" style:family="text">
      <style:text-properties style:font-name="Serif" fo:font-size="11pt" style:text-underline-style="none" fo:font-weight="normal" officeooo:rsid="009e2be9" style:font-size-asian="11pt" style:font-weight-asian="normal" style:font-size-complex="11pt" style:font-weight-complex="normal"/>
    </style:style>
    <style:style style:name="T6" style:family="text">
      <style:text-properties style:font-name="Serif" fo:font-size="11pt" style:text-underline-style="none" fo:font-weight="normal" officeooo:rsid="00adab06" style:font-size-asian="11pt" style:font-weight-asian="normal" style:font-size-complex="11pt" style:font-weight-complex="normal"/>
    </style:style>
    <style:style style:name="T7" style:family="text">
      <style:text-properties style:font-name="Serif" fo:font-size="11pt" style:text-underline-style="none" fo:font-weight="normal" officeooo:rsid="00bcb795" style:font-size-asian="11pt" style:font-weight-asian="normal" style:font-size-complex="11pt" style:font-weight-complex="normal"/>
    </style:style>
    <style:style style:name="T8" style:family="text">
      <style:text-properties style:font-name="Serif" fo:font-size="11pt" style:text-underline-style="none" fo:font-weight="normal" officeooo:rsid="00aef97e" style:font-size-asian="11pt" style:font-weight-asian="normal" style:font-size-complex="11pt" style:font-weight-complex="normal"/>
    </style:style>
    <style:style style:name="T9" style:family="text">
      <style:text-properties style:font-name="Serif" fo:font-size="11pt" style:text-underline-style="none" fo:font-weight="normal" officeooo:rsid="00b11eac" style:font-size-asian="11pt" style:font-weight-asian="normal" style:font-size-complex="11pt" style:font-weight-complex="normal"/>
    </style:style>
    <style:style style:name="T10" style:family="text">
      <style:text-properties style:font-name="Serif" fo:font-size="11pt" style:text-underline-style="none" fo:font-weight="normal" officeooo:rsid="00348859" style:font-size-asian="11pt" style:font-weight-asian="normal" style:font-size-complex="11pt" style:font-weight-complex="normal"/>
    </style:style>
    <style:style style:name="T11" style:family="text">
      <style:text-properties style:font-name="Serif" fo:font-size="11pt" style:text-underline-style="none" fo:font-weight="normal" officeooo:rsid="00605768" style:font-size-asian="11pt" style:font-weight-asian="normal" style:font-size-complex="11pt" style:font-weight-complex="normal"/>
    </style:style>
    <style:style style:name="T12" style:family="text">
      <style:text-properties style:font-name="Serif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13" style:family="text">
      <style:text-properties style:font-name="Serif" fo:font-size="11pt" style:text-underline-style="none" fo:font-weight="normal" officeooo:rsid="0061e4ca" style:font-size-asian="11pt" style:font-weight-asian="normal" style:font-size-complex="11pt" style:font-weight-complex="normal"/>
    </style:style>
    <style:style style:name="T14" style:family="text">
      <style:text-properties style:font-name="Serif" fo:font-size="11pt" style:text-underline-style="none" fo:font-weight="normal" officeooo:rsid="0063c296" style:font-size-asian="11pt" style:font-weight-asian="normal" style:font-size-complex="11pt" style:font-weight-complex="normal"/>
    </style:style>
    <style:style style:name="T15" style:family="text">
      <style:text-properties style:font-name="Serif" fo:font-size="11pt" style:text-underline-style="none" fo:font-weight="normal" officeooo:rsid="006a3b64" style:font-size-asian="11pt" style:font-weight-asian="normal" style:font-size-complex="11pt" style:font-weight-complex="normal"/>
    </style:style>
    <style:style style:name="T16" style:family="text">
      <style:text-properties style:font-name="Serif" fo:font-size="11pt" style:text-underline-style="none" fo:font-weight="normal" officeooo:rsid="006bab11" style:font-size-asian="11pt" style:font-weight-asian="normal" style:font-size-complex="11pt" style:font-weight-complex="normal"/>
    </style:style>
    <style:style style:name="T17" style:family="text">
      <style:text-properties style:font-name="Serif" fo:font-size="11pt" style:text-underline-style="none" fo:font-weight="normal" officeooo:rsid="0043ee31" style:font-size-asian="11pt" style:font-weight-asian="normal" style:font-size-complex="11pt" style:font-weight-complex="normal"/>
    </style:style>
    <style:style style:name="T18" style:family="text">
      <style:text-properties style:font-name="Serif" fo:font-size="11pt" style:text-underline-style="none" fo:font-weight="normal" officeooo:rsid="004816d2" style:font-size-asian="11pt" style:font-weight-asian="normal" style:font-size-complex="11pt" style:font-weight-complex="normal"/>
    </style:style>
    <style:style style:name="T19" style:family="text">
      <style:text-properties style:font-name="Serif" fo:font-size="11pt" style:text-underline-style="none" fo:font-weight="normal" officeooo:rsid="003cdb35" style:font-size-asian="11pt" style:font-weight-asian="normal" style:font-size-complex="11pt" style:font-weight-complex="normal"/>
    </style:style>
    <style:style style:name="T20" style:family="text">
      <style:text-properties style:font-name="Serif" fo:font-size="11pt" style:text-underline-style="none" fo:font-weight="normal" officeooo:rsid="007129d8" style:font-size-asian="11pt" style:font-weight-asian="normal" style:font-size-complex="11pt" style:font-weight-complex="normal"/>
    </style:style>
    <style:style style:name="T21" style:family="text">
      <style:text-properties style:font-name="Serif" fo:font-size="11pt" style:text-underline-style="none" fo:font-weight="normal" officeooo:rsid="00767e79" style:font-size-asian="11pt" style:font-weight-asian="normal" style:font-size-complex="11pt" style:font-weight-complex="normal"/>
    </style:style>
    <style:style style:name="T22" style:family="text">
      <style:text-properties style:font-name="Serif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23" style:family="text">
      <style:text-properties style:font-name="Serif" fo:font-size="11pt" style:text-underline-style="none" fo:font-weight="normal" officeooo:rsid="00824a24" style:font-size-asian="11pt" style:font-weight-asian="normal" style:font-size-complex="11pt" style:font-weight-complex="normal"/>
    </style:style>
    <style:style style:name="T24" style:family="text">
      <style:text-properties style:font-name="Serif" fo:font-size="11pt" style:text-underline-style="none" fo:font-weight="normal" officeooo:rsid="0079a3a0" style:font-size-asian="9.60000038146973pt" style:font-weight-asian="normal" style:font-size-complex="11pt" style:font-weight-complex="normal"/>
    </style:style>
    <style:style style:name="T25" style:family="text">
      <style:text-properties style:font-name="Serif" fo:font-size="11pt" style:text-underline-style="none" fo:font-weight="normal" officeooo:rsid="00348859" style:font-size-asian="9.60000038146973pt" style:font-weight-asian="normal" style:font-size-complex="11pt" style:font-weight-complex="normal"/>
    </style:style>
    <style:style style:name="T26" style:family="text">
      <style:text-properties style:font-name="Serif" fo:font-size="11pt" style:text-underline-style="none" fo:font-weight="normal" officeooo:rsid="004abc88" style:font-size-asian="9.60000038146973pt" style:font-weight-asian="normal" style:font-size-complex="11pt" style:font-weight-complex="normal"/>
    </style:style>
    <style:style style:name="T27" style:family="text">
      <style:text-properties style:font-name="Serif" fo:font-size="11pt" style:text-underline-style="none" style:font-size-asian="11pt" style:font-size-complex="11pt"/>
    </style:style>
    <style:style style:name="T28" style:family="text">
      <style:text-properties style:font-name="Serif" fo:font-size="11pt" style:text-underline-style="none" officeooo:rsid="0024fc74" style:font-size-asian="11pt" style:font-size-complex="11pt"/>
    </style:style>
    <style:style style:name="T29" style:family="text">
      <style:text-properties style:font-name="Serif" fo:font-size="11pt" style:text-underline-style="none" officeooo:rsid="009e2be9" style:font-size-asian="11pt" style:font-size-complex="11pt"/>
    </style:style>
    <style:style style:name="T30" style:family="text">
      <style:text-properties style:font-name="Serif" fo:font-size="11pt" style:text-underline-style="none" officeooo:rsid="00adab06" style:font-size-asian="11pt" style:font-size-complex="11pt"/>
    </style:style>
    <style:style style:name="T31" style:family="text">
      <style:text-properties style:font-name="Serif" fo:font-size="11pt" style:text-underline-style="none" officeooo:rsid="00aef97e" style:font-size-asian="11pt" style:font-size-complex="11pt"/>
    </style:style>
    <style:style style:name="T32" style:family="text">
      <style:text-properties style:font-name="Serif" fo:font-size="11pt" style:text-underline-style="none" officeooo:rsid="00b11eac" style:font-size-asian="11pt" style:font-size-complex="11pt"/>
    </style:style>
    <style:style style:name="T33" style:family="text">
      <style:text-properties style:font-name="Serif" fo:font-size="11pt" style:text-underline-style="none" officeooo:rsid="0084226a" style:font-size-asian="11pt" style:font-size-complex="11pt"/>
    </style:style>
    <style:style style:name="T34" style:family="text">
      <style:text-properties style:font-name="Serif" fo:font-size="11pt" style:text-underline-style="none" officeooo:rsid="009dbbb9" style:font-size-asian="11pt" style:font-size-complex="11pt"/>
    </style:style>
    <style:style style:name="T35" style:family="text">
      <style:text-properties style:font-name="Serif" fo:font-size="11pt" style:text-underline-style="none" officeooo:rsid="00bcb795" style:font-size-asian="11pt" style:font-size-complex="11pt"/>
    </style:style>
    <style:style style:name="T36" style:family="text">
      <style:text-properties style:font-name="Serif" fo:font-size="11pt" style:text-underline-style="none" officeooo:rsid="00850711" style:font-size-asian="11pt" style:font-size-complex="11pt"/>
    </style:style>
    <style:style style:name="T37" style:family="text">
      <style:text-properties style:font-name="Serif" fo:font-size="11pt" style:text-underline-style="none" officeooo:rsid="0043ee31" style:font-size-asian="11pt" style:font-size-complex="11pt"/>
    </style:style>
    <style:style style:name="T38" style:family="text">
      <style:text-properties style:font-name="Serif" fo:font-size="11pt" style:text-underline-style="none" officeooo:rsid="00824a24" style:font-size-asian="11pt" style:font-size-complex="11pt"/>
    </style:style>
    <style:style style:name="T39" style:family="text">
      <style:text-properties style:font-name="Serif" fo:font-size="11pt" style:text-underline-style="none" fo:font-weight="bold" style:font-size-asian="11pt" style:font-weight-asian="bold" style:font-size-complex="11pt" style:font-weight-complex="bold"/>
    </style:style>
    <style:style style:name="T40" style:family="text">
      <style:text-properties style:font-name="Serif" fo:font-size="11pt" style:text-underline-style="none" fo:font-weight="bold" officeooo:rsid="009dbbb9" style:font-size-asian="11pt" style:font-weight-asian="bold" style:font-size-complex="11pt" style:font-weight-complex="bold"/>
    </style:style>
    <style:style style:name="T41" style:family="text">
      <style:text-properties style:font-name="Serif" fo:font-size="11pt" style:text-underline-style="none" fo:font-weight="bold" officeooo:rsid="009e2be9" style:font-size-asian="11pt" style:font-weight-asian="bold" style:font-size-complex="11pt" style:font-weight-complex="bold"/>
    </style:style>
    <style:style style:name="T42" style:family="text">
      <style:text-properties style:font-name="Serif" fo:font-size="11pt" style:text-underline-style="none" fo:font-weight="bold" officeooo:rsid="00adab06" style:font-size-asian="11pt" style:font-weight-asian="bold" style:font-size-complex="11pt" style:font-weight-complex="bold"/>
    </style:style>
    <style:style style:name="T43" style:family="text">
      <style:text-properties style:font-name="Serif" fo:font-size="11pt" style:text-underline-style="none" fo:font-weight="bold" officeooo:rsid="00aef97e" style:font-size-asian="11pt" style:font-weight-asian="bold" style:font-size-complex="11pt" style:font-weight-complex="bold"/>
    </style:style>
    <style:style style:name="T44" style:family="text">
      <style:text-properties style:font-name="Serif" fo:font-size="11pt" style:text-underline-style="none" fo:font-weight="bold" officeooo:rsid="00605768" style:font-size-asian="11pt" style:font-weight-asian="bold" style:font-size-complex="11pt" style:font-weight-complex="bold"/>
    </style:style>
    <style:style style:name="T45" style:family="text">
      <style:text-properties style:font-name="Serif" fo:font-size="11pt" style:text-underline-style="none" fo:font-weight="bold" officeooo:rsid="0061e4ca" style:font-size-asian="11pt" style:font-weight-asian="bold" style:font-size-complex="11pt" style:font-weight-complex="bold"/>
    </style:style>
    <style:style style:name="T46" style:family="text">
      <style:text-properties style:font-name="Serif" fo:font-size="11pt" style:text-underline-style="none" fo:font-weight="bold" officeooo:rsid="006a3b64" style:font-size-asian="11pt" style:font-weight-asian="bold" style:font-size-complex="11pt" style:font-weight-complex="bold"/>
    </style:style>
    <style:style style:name="T47" style:family="text">
      <style:text-properties style:font-name="Serif" fo:font-size="11pt" style:text-underline-style="none" fo:font-weight="bold" officeooo:rsid="006bab11" style:font-size-asian="11pt" style:font-weight-asian="bold" style:font-size-complex="11pt" style:font-weight-complex="bold"/>
    </style:style>
    <style:style style:name="T48" style:family="text">
      <style:text-properties style:font-name="Serif" fo:font-size="11pt" style:text-underline-style="none" fo:font-weight="bold" officeooo:rsid="00754a03" style:font-size-asian="11pt" style:font-weight-asian="bold" style:font-size-complex="11pt" style:font-weight-complex="bold"/>
    </style:style>
    <style:style style:name="T49" style:family="text">
      <style:text-properties style:font-name="Serif" fo:font-size="11pt" style:text-underline-style="none" fo:font-weight="bold" officeooo:rsid="007a921a" style:font-size-asian="11pt" style:font-weight-asian="bold" style:font-size-complex="11pt" style:font-weight-complex="bold"/>
    </style:style>
    <style:style style:name="T50" style:family="text">
      <style:text-properties style:font-name="Serif" fo:font-size="11pt" style:text-underline-style="none" fo:font-weight="bold" officeooo:rsid="007b862a" style:font-size-asian="11pt" style:font-weight-asian="bold" style:font-size-complex="11pt" style:font-weight-complex="bold"/>
    </style:style>
    <style:style style:name="T51" style:family="text">
      <style:text-properties style:font-name="Serif" fo:font-size="11pt" style:text-underline-style="none" fo:font-weight="bold" officeooo:rsid="0084226a" style:font-size-asian="11pt" style:font-weight-asian="bold" style:font-size-complex="11pt" style:font-weight-complex="bold"/>
    </style:style>
    <style:style style:name="T52" style:family="text">
      <style:text-properties style:font-name="Serif" fo:font-size="11pt" style:text-underline-style="none" fo:font-weight="bold" officeooo:rsid="00850711" style:font-size-asian="11pt" style:font-weight-asian="bold" style:font-size-complex="11pt" style:font-weight-complex="bold"/>
    </style:style>
    <style:style style:name="T53" style:family="text">
      <style:text-properties style:font-name="Serif" fo:font-size="11pt" style:text-underline-style="none" fo:font-weight="bold" officeooo:rsid="00824a24" style:font-size-asian="11pt" style:font-weight-asian="bold" style:font-size-complex="11pt" style:font-weight-complex="bold"/>
    </style:style>
    <style:style style:name="T54" style:family="text">
      <style:text-properties style:font-name="Serif" fo:font-size="11pt" style:text-underline-style="none" fo:font-weight="bold" officeooo:rsid="00bcb795" style:font-size-asian="11pt" style:font-weight-asian="bold" style:font-size-complex="11pt" style:font-weight-complex="bold"/>
    </style:style>
    <style:style style:name="T55" style:family="text">
      <style:text-properties style:font-name="Serif" fo:font-size="11pt" style:text-underline-style="none" fo:font-weight="bold" officeooo:rsid="00b11eac" style:font-size-asian="11pt" style:font-weight-asian="bold" style:font-size-complex="11pt" style:font-weight-complex="bold"/>
    </style:style>
    <style:style style:name="T56" style:family="text">
      <style:text-properties style:font-name="Serif" fo:font-size="11pt" style:text-underline-style="none" fo:font-weight="bold" officeooo:rsid="0043ee31" style:font-size-asian="11pt" style:font-weight-asian="bold" style:font-size-complex="11pt" style:font-weight-complex="bold"/>
    </style:style>
    <style:style style:name="T57" style:family="text">
      <style:text-properties style:font-name="Serif" fo:font-size="11pt" style:text-underline-style="none" fo:font-weight="bold" officeooo:rsid="004a95d3" style:font-size-asian="9.60000038146973pt" style:font-weight-asian="bold" style:font-size-complex="11pt" style:font-weight-complex="bold"/>
    </style:style>
    <style:style style:name="T58" style:family="text">
      <style:text-properties style:font-name="Serif" fo:font-size="11pt" style:text-underline-style="none" fo:font-weight="bold" officeooo:rsid="004b94ff" style:font-size-asian="9.60000038146973pt" style:font-weight-asian="bold" style:font-size-complex="11pt" style:font-weight-complex="bold"/>
    </style:style>
    <style:style style:name="T59" style:family="text">
      <style:text-properties style:font-name="Serif" fo:font-size="11pt" style:text-underline-style="none" officeooo:rsid="004a95d3" style:font-size-asian="9.60000038146973pt" style:font-size-complex="11pt"/>
    </style:style>
    <style:style style:name="T60" style:family="text">
      <style:text-properties style:font-name="Serif" fo:font-size="11pt" style:text-underline-style="none" officeooo:rsid="004b94ff" style:font-size-asian="9.60000038146973pt" style:font-size-complex="11pt"/>
    </style:style>
    <style:style style:name="T61" style:family="text">
      <style:text-properties style:font-name="Serif" fo:font-size="11pt" style:text-underline-style="none" officeooo:rsid="004d8056" style:font-size-asian="9.60000038146973pt" style:font-size-complex="11pt"/>
    </style:style>
    <style:style style:name="T62" style:family="text">
      <style:text-properties style:font-name="Serif" fo:font-size="11pt" fo:font-weight="normal" style:font-size-asian="9.60000038146973pt" style:font-weight-asian="normal" style:font-size-complex="11pt" style:font-weight-complex="normal"/>
    </style:style>
    <style:style style:name="T63" style:family="text">
      <style:text-properties style:font-name="Serif" fo:font-size="11pt" fo:font-weight="normal" officeooo:rsid="004a95d3" style:font-size-asian="9.60000038146973pt" style:font-weight-asian="normal" style:font-size-complex="11pt" style:font-weight-complex="normal"/>
    </style:style>
    <style:style style:name="T64" style:family="text">
      <style:text-properties style:font-name="Serif" fo:font-size="11pt" fo:font-weight="normal" officeooo:rsid="0090a023" style:font-size-asian="9.60000038146973pt" style:font-weight-asian="normal" style:font-size-complex="11pt" style:font-weight-complex="normal"/>
    </style:style>
    <style:style style:name="T65" style:family="text">
      <style:text-properties style:font-name="Serif" fo:font-size="11pt" fo:font-weight="normal" officeooo:rsid="008e5bdd" style:font-size-asian="9.60000038146973pt" style:font-weight-asian="normal" style:font-size-complex="11pt" style:font-weight-complex="normal"/>
    </style:style>
    <style:style style:name="T66" style:family="text">
      <style:text-properties style:font-name="Serif" fo:font-size="11pt" fo:font-weight="normal" officeooo:rsid="0094b5b7" style:font-size-asian="9.60000038146973pt" style:font-weight-asian="normal" style:font-size-complex="11pt" style:font-weight-complex="normal"/>
    </style:style>
    <style:style style:name="T67" style:family="text">
      <style:text-properties style:font-name="Serif" fo:font-size="11pt" fo:font-weight="bold" officeooo:rsid="0090a023" style:font-size-asian="9.60000038146973pt" style:font-weight-asian="bold" style:font-size-complex="11pt" style:font-weight-complex="bold"/>
    </style:style>
    <style:style style:name="T68" style:family="text">
      <style:text-properties style:font-name="Serif" fo:font-size="11pt" fo:font-weight="bold" officeooo:rsid="00d8543f" style:font-size-asian="9.60000038146973pt" style:font-weight-asian="bold" style:font-size-complex="11pt" style:font-weight-complex="bold"/>
    </style:style>
    <style:style style:name="T69" style:family="text">
      <style:text-properties style:font-name="Serif" fo:font-size="11pt" style:font-size-asian="9.60000038146973pt" style:font-size-complex="11pt"/>
    </style:style>
    <style:style style:name="T70" style:family="text">
      <style:text-properties style:font-name="Serif" fo:font-size="11pt" officeooo:rsid="008e5bdd" style:font-size-asian="9.60000038146973pt" style:font-size-complex="11pt"/>
    </style:style>
    <style:style style:name="T71" style:family="text">
      <style:text-properties style:font-name="Serif" style:text-underline-style="none"/>
    </style:style>
    <style:style style:name="T72" style:family="text">
      <style:text-properties style:font-name="Serif" style:text-underline-style="none" fo:font-weight="bold" style:font-weight-asian="bold" style:font-weight-complex="bold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465dfe" style:font-weight-asian="normal" style:font-weight-complex="normal"/>
    </style:style>
    <style:style style:name="T75" style:family="text">
      <style:text-properties fo:font-weight="normal" officeooo:rsid="0047169e" style:font-weight-asian="normal" style:font-weight-complex="normal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58e717" style:font-weight-asian="bold" style:font-weight-complex="bold"/>
    </style:style>
    <style:style style:name="T78" style:family="text">
      <style:text-properties officeooo:rsid="00f23c71"/>
    </style:style>
    <style:style style:name="T79" style:family="text">
      <style:text-properties style:text-underline-style="none"/>
    </style:style>
    <style:style style:name="T80" style:family="text">
      <style:text-properties style:text-underline-style="none" style:font-size-asian="11pt"/>
    </style:style>
    <style:style style:name="T81" style:family="text">
      <style:text-properties style:text-underline-style="none" officeooo:rsid="003cdb35" style:font-size-asian="11pt"/>
    </style:style>
    <style:style style:name="T82" style:family="text">
      <style:text-properties style:text-underline-style="none" officeooo:rsid="0043ee31" style:font-size-asian="11pt"/>
    </style:style>
    <style:style style:name="T83" style:family="text">
      <style:text-properties style:text-underline-style="none" officeooo:rsid="006d7a85" style:font-size-asian="11pt"/>
    </style:style>
    <style:style style:name="T84" style:family="text">
      <style:text-properties style:text-underline-style="none" fo:font-weight="bold" style:font-weight-asian="bold" style:font-weight-complex="bold"/>
    </style:style>
    <style:style style:name="T85" style:family="text">
      <style:text-properties style:text-underline-style="none" fo:font-weight="bold" style:font-size-asian="11pt" style:font-weight-asian="bold" style:font-weight-complex="bold"/>
    </style:style>
    <style:style style:name="T86" style:family="text">
      <style:text-properties style:text-underline-style="none" fo:font-weight="bold" officeooo:rsid="007b862a" style:font-size-asian="11pt" style:font-weight-asian="bold" style:font-weight-complex="bold"/>
    </style:style>
    <style:style style:name="T87" style:family="text">
      <style:text-properties officeooo:rsid="00c92c92"/>
    </style:style>
    <style:style style:name="T88" style:family="text">
      <style:text-properties style:text-position="super 58%"/>
    </style:style>
    <style:style style:name="T89" style:family="text">
      <style:text-properties style:text-position="super 58%" fo:font-weight="normal" officeooo:rsid="0047169e" style:font-weight-asian="normal" style:font-weight-complex="normal"/>
    </style:style>
    <style:style style:name="T90" style:family="text">
      <style:text-properties officeooo:rsid="00221c4b"/>
    </style:style>
    <style:style style:name="T91" style:family="text">
      <style:text-properties fo:font-size="13pt" style:font-size-asian="13pt" style:font-size-complex="13pt"/>
    </style:style>
    <style:style style:name="T92" style:family="text">
      <style:text-properties fo:font-size="13pt" officeooo:rsid="009c51e0" style:font-size-asian="13pt" style:font-size-complex="13pt"/>
    </style:style>
    <style:style style:name="T93" style:family="text">
      <style:text-properties officeooo:rsid="00579383"/>
    </style:style>
    <style:style style:name="T94" style:family="text">
      <style:text-properties officeooo:rsid="005c2747"/>
    </style:style>
    <style:style style:name="T95" style:family="text">
      <style:text-properties style:text-line-through-style="none" style:text-line-through-type="none" style:font-name="Serif" fo:font-size="11pt" style:text-underline-style="none" fo:font-weight="normal" officeooo:rsid="007a921a" style:font-size-asian="11pt" style:font-weight-asian="normal" style:font-size-complex="11pt" style:font-weight-complex="normal"/>
    </style:style>
    <style:style style:name="T96" style:family="text">
      <style:text-properties style:text-line-through-style="none" style:text-line-through-type="none" style:font-name="Serif" fo:font-size="11pt" style:text-underline-style="none" fo:font-weight="normal" officeooo:rsid="003b0b16" style:font-size-asian="11pt" style:font-weight-asian="normal" style:font-size-complex="11pt" style:font-weight-complex="normal"/>
    </style:style>
    <style:style style:name="T97" style:family="text">
      <style:text-properties style:text-line-through-style="none" style:text-line-through-type="none" style:font-name="Serif" fo:font-size="11pt" style:text-underline-style="none" officeooo:rsid="007a921a" style:font-size-asian="11pt" style:font-size-complex="11pt"/>
    </style:style>
    <style:style style:name="T98" style:family="text">
      <style:text-properties style:text-line-through-style="none" style:text-line-through-type="none" style:font-name="Serif" fo:font-size="11pt" style:text-underline-style="none" fo:font-weight="bold" officeooo:rsid="007a921a" style:font-size-asian="11pt" style:font-weight-asian="bold" style:font-size-complex="11pt" style:font-weight-complex="bold"/>
    </style:style>
    <style:style style:name="T99" style:family="text">
      <style:text-properties style:text-line-through-style="none" style:text-line-through-type="none" style:font-name="Serif" style:text-underline-style="none" fo:font-weight="normal" style:font-weight-asian="normal" style:font-weight-complex="normal"/>
    </style:style>
    <style:style style:name="T100" style:family="text">
      <style:text-properties officeooo:rsid="008ae16d"/>
    </style:style>
    <style:style style:name="T101" style:family="text">
      <style:text-properties officeooo:rsid="009bc11f"/>
    </style:style>
    <style:style style:name="T102" style:family="text">
      <style:text-properties officeooo:rsid="00a28395"/>
    </style:style>
    <style:style style:name="T103" style:family="text">
      <style:text-properties officeooo:rsid="00a564ec"/>
    </style:style>
    <style:style style:name="T104" style:family="text">
      <style:text-properties officeooo:rsid="00b3970d"/>
    </style:style>
    <style:style style:name="T105" style:family="text">
      <style:text-properties officeooo:rsid="00b842d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color="#000000" draw:fill="none" draw:fill-color="#ffffff" draw:textarea-horizontal-align="justify" draw:textarea-vertical-align="middle" draw:auto-grow-height="false" fo:min-height="0.0902in" fo:min-width="2.346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0066cc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7e0021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009933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000066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dd4814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009999" draw:marker-start-width="0.2583in" draw:marker-end-width="0.2583in" draw:stroke-linejoin="round" svg:stroke-linecap="round" draw:fill-color="#0000ff" draw:opacity="100%" draw:textarea-horizontal-align="center" draw:textarea-vertical-align="middle" fo:padding-top="0.0398in" fo:padding-bottom="0.0398in" fo:padding-left="0.0398in" fo:padding-right="0.0398in" draw:shadow-offset-x="0.1201in" draw:shadow-offset-y="0.1201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1" draw:name="Image1" text:anchor-type="paragraph" svg:x="5.4909in" svg:y="0.0984in" svg:width="1.4453in" svg:height="1.4752in" draw:z-index="4"><draw:image xlink:href="../../../Pictures/Habibur_Rahman%20(copy).png" xlink:type="simple" xlink:show="embed" xlink:actuate="onLoad"/></draw:frame>Habibur Rahman</text:p>
      <text:p text:style-name="P51"/>
      <text:p text:style-name="P56"><draw:frame draw:style-name="fr2" draw:name="Image2" text:anchor-type="paragraph" svg:x="0.0689in" svg:width="0.1591in" svg:height="0.1591in" draw:z-index="0"><draw:image xlink:href="Pictures/100002010000020000000200EAFCECD4BA9CE141.png" xlink:type="simple" xlink:show="embed" xlink:actuate="onLoad"/></draw:frame>Rajshahi, Bangladesh</text:p>
      <text:p text:style-name="P59"><draw:frame draw:style-name="fr2" draw:name="Image3" text:anchor-type="paragraph" svg:x="0.0693in" svg:width="0.1638in" svg:height="0.1638in" draw:z-index="1"><draw:image xlink:href="Pictures/100002010000020000000200A8E84A8A6695B3CA.png" xlink:type="simple" xlink:show="embed" xlink:actuate="onLoad"/></draw:frame><text:a xlink:type="simple" xlink:href="mailto:habib_cse_ruet@yahoo.com" text:style-name="Internet_20_link" text:visited-style-name="Visited_20_Internet_20_Link"><text:span text:style-name="T3">habib_cse_ruet@yahoo.com</text:span></text:a></text:p>
      <text:p text:style-name="P57"><draw:frame draw:style-name="fr3" draw:name="Image4" text:anchor-type="char" svg:x="0.0602in" svg:width="0.1728in" svg:height="0.172in" draw:z-index="2"><draw:image xlink:href="Pictures/10000201000002000000020085903BD35AF64E5F.png" xlink:type="simple" xlink:show="embed" xlink:actuate="onLoad"/></draw:frame>+880 1739 83 48 66</text:p>
      <text:p text:style-name="P58"><draw:frame draw:style-name="fr3" draw:name="Image5" text:anchor-type="char" svg:x="0.0701in" svg:width="0.1709in" svg:height="0.1709in" draw:z-index="3"><draw:image xlink:href="Pictures/1000020100000200000002007F491BE634D777B2.png" xlink:type="simple" xlink:show="embed" xlink:actuate="onLoad"/></draw:frame><text:a xlink:type="simple" xlink:href="http://habib.tech/" text:style-name="Internet_20_link" text:visited-style-name="Visited_20_Internet_20_Link"><text:span text:style-name="T28">http://habib.tech</text:span></text:a></text:p>
      <text:p text:style-name="P37"/>
      <text:p text:style-name="P38">Objective</text:p>
      <text:p text:style-name="P35">To secure a position where I can show my analytical skills <text:span text:style-name="T105">and abilities and learn about</text:span> <text:span text:style-name="T105">new technologies.</text:span></text:p>
      <text:p text:style-name="P36"/>
      <text:p text:style-name="P41">Summary</text:p>
      <text:p text:style-name="P55"/>
      <text:p text:style-name="P43"><text:span text:style-name="T73">I’m </text:span><text:span text:style-name="T76">Habibur Rahman</text:span><text:span text:style-name="T73">, an undergraduate student at Rajshahi University of Engineering and Technology. I’m a sport programmer and love to solve problems. I had participated hundreds of online programming contests, two times in National Collegiate Programming Contest (</text:span><text:span text:style-name="T76">NCPC</text:span><text:span text:style-name="T73">) and </text:span><text:span text:style-name="T76">ACM-ICPC</text:span><text:span text:style-name="T73"> Dhaka Regional. Currently, I am solving problems in several judges like </text:span><text:span text:style-name="T76">Codeforces</text:span><text:span text:style-name="T73">, </text:span><text:span text:style-name="T76">Codechef</text:span><text:span text:style-name="T73"> etc.</text:span></text:p>
      <text:p text:style-name="P50"/>
      <text:p text:style-name="P45">I love to take challenges and learn <text:span text:style-name="T100">something new</text:span>.</text:p>
      <text:p text:style-name="P54"/>
      <text:p text:style-name="P52">Language Activit<text:span text:style-name="T103">y</text:span></text:p>
      <text:p text:style-name="P5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7">C++</text:p>
          </table:table-cell>
          <table:table-cell table:style-name="Table1.B1" office:value-type="string">
            <text:p text:style-name="P39"><draw:custom-shape text:anchor-type="paragraph" draw:z-index="5" draw:name="Shape1" draw:style-name="gr1" draw:text-style-name="P105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6" draw:name="Shape2" draw:style-name="gr2" draw:text-style-name="P106" svg:x1="0.0736in" svg:y1="0.0787in" svg:x2="2.148in" svg:y2="0.0787in"><text:p/></draw:line></text:p>
          </table:table-cell>
        </table:table-row>
        <table:table-row table:style-name="Table1.2">
          <table:table-cell table:style-name="Table1.A1" office:value-type="string">
            <text:p text:style-name="P66">Java</text:p>
          </table:table-cell>
          <table:table-cell table:style-name="Table1.B1" office:value-type="string">
            <text:p text:style-name="P40"><draw:custom-shape text:anchor-type="paragraph" draw:z-index="7" draw:name="Shape1" draw:style-name="gr1" draw:text-style-name="P105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8" draw:name="Shape2" draw:style-name="gr3" draw:text-style-name="P106" svg:x1="0.0748in" svg:y1="0.0787in" svg:x2="1.7902in" svg:y2="0.0787in"><text:p/></draw:line></text:p>
          </table:table-cell>
        </table:table-row>
        <table:table-row>
          <table:table-cell table:style-name="Table1.A1" office:value-type="string">
            <text:p text:style-name="P65">Python</text:p>
          </table:table-cell>
          <table:table-cell table:style-name="Table1.B1" office:value-type="string">
            <text:p text:style-name="P40"><draw:custom-shape text:anchor-type="paragraph" draw:z-index="9" draw:name="Shape1" draw:style-name="gr1" draw:text-style-name="P105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0" draw:name="Shape2" draw:style-name="gr4" draw:text-style-name="P106" svg:x1="0.078in" svg:y1="0.0799in" svg:x2="1.6732in" svg:y2="0.0799in"><text:p/></draw:line></text:p>
          </table:table-cell>
        </table:table-row>
        <table:table-row>
          <table:table-cell table:style-name="Table1.A1" office:value-type="string">
            <text:p text:style-name="P64">PHP</text:p>
          </table:table-cell>
          <table:table-cell table:style-name="Table1.B1" office:value-type="string">
            <text:p text:style-name="P40"><draw:custom-shape text:anchor-type="paragraph" draw:z-index="11" draw:name="Shape1" draw:style-name="gr1" draw:text-style-name="P105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2" draw:name="Shape2" draw:style-name="gr5" draw:text-style-name="P106" svg:x1="0.078in" svg:y1="0.0791in" svg:x2="1.7705in" svg:y2="0.0791in"><text:p/></draw:line></text:p>
          </table:table-cell>
        </table:table-row>
        <table:table-row table:style-name="Table1.5">
          <table:table-cell table:style-name="Table1.A1" office:value-type="string">
            <text:p text:style-name="P63">C#</text:p>
          </table:table-cell>
          <table:table-cell table:style-name="Table1.B1" office:value-type="string">
            <text:p text:style-name="P40"><draw:custom-shape text:anchor-type="paragraph" draw:z-index="13" draw:name="Shape1" draw:style-name="gr1" draw:text-style-name="P105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4" draw:name="Shape2" draw:style-name="gr6" draw:text-style-name="P106" svg:x1="0.0717in" svg:y1="0.0791in" svg:x2="1.6016in" svg:y2="0.0791in"><text:p/></draw:line></text:p>
          </table:table-cell>
        </table:table-row>
        <table:table-row table:style-name="Table1.6">
          <table:table-cell table:style-name="Table1.A1" office:value-type="string">
            <text:p text:style-name="P62">MySQL</text:p>
          </table:table-cell>
          <table:table-cell table:style-name="Table1.B1" office:value-type="string">
            <text:p text:style-name="P40"><draw:custom-shape text:anchor-type="paragraph" draw:z-index="15" draw:name="Shape1" draw:style-name="gr1" draw:text-style-name="P105" svg:width="2.3469in" svg:height="0.0906in" svg:x="0.0362in" svg:y="0.0335in"><text:p/><draw:enhanced-geometry svg:viewBox="0 0 21600 21600" draw:type="rectangle" draw:enhanced-path="M 0 0 L 21600 0 21600 21600 0 21600 0 0 Z N"/></draw:custom-shape><draw:line text:anchor-type="paragraph" draw:z-index="16" draw:name="Shape2" draw:style-name="gr7" draw:text-style-name="P106" svg:x1="0.0811in" svg:y1="0.0791in" svg:x2="2.2382in" svg:y2="0.0791in"><text:p/></draw:line></text:p>
          </table:table-cell>
        </table:table-row>
      </table:table>
      <text:p text:style-name="P24">Competitive Coding</text:p>
      <text:p text:style-name="P30"/>
      <text:list xml:id="list1169350368794202265" text:style-name="L1">
        <text:list-item>
          <text:p text:style-name="P68">Participated in the <text:a xlink:type="simple" xlink:href="https://icpc.baylor.edu/ICPCID/ZRGSWBPI6H06" text:style-name="Internet_20_link" text:visited-style-name="Visited_20_Internet_20_Link"><text:span text:style-name="T84">ACM-ICPC</text:span></text:a> Dhaka Regional in 2016;</text:p>
        </text:list-item>
        <text:list-item>
          <text:p text:style-name="P68">Participated in the <text:a xlink:type="simple" xlink:href="https://icpc.baylor.edu/ICPCID/ZRGSWBPI6H06" text:style-name="Internet_20_link" text:visited-style-name="Visited_20_Internet_20_Link"><text:span text:style-name="T84">NCPC</text:span></text:a> in 2015 <text:span text:style-name="T94">and</text:span> 2016;</text:p>
        </text:list-item>
        <text:list-item>
          <text:p text:style-name="P69">Runner <text:span text:style-name="T93">up</text:span> in the <text:span text:style-name="T76">IEEE RoboTour and Programming Contest</text:span> in 2015;</text:p>
        </text:list-item>
        <text:list-item>
          <text:p text:style-name="P70">Participated in the <text:span text:style-name="T76">IUT I</text:span><text:span text:style-name="T77">nter </text:span><text:span text:style-name="T76">U</text:span><text:span text:style-name="T77">niversity </text:span><text:span text:style-name="T76">P</text:span><text:span text:style-name="T77">rogramming </text:span><text:span text:style-name="T76">C</text:span><text:span text:style-name="T77">ontest</text:span> in 2016;</text:p>
        </text:list-item>
        <text:list-item>
          <text:p text:style-name="P70">Participated in the <text:span text:style-name="T76">BUET I</text:span><text:span text:style-name="T77">nter </text:span><text:span text:style-name="T76">U</text:span><text:span text:style-name="T77">niversity </text:span><text:span text:style-name="T76">P</text:span><text:span text:style-name="T77">rogramming </text:span><text:span text:style-name="T76">C</text:span><text:span text:style-name="T77">ontest</text:span> in 2015;</text:p>
        </text:list-item>
        <text:list-item>
          <text:p text:style-name="P71">Participated in the <text:span text:style-name="T76">RUET Intra University Programming Contest</text:span> in 2014;</text:p>
        </text:list-item>
        <text:list-item>
          <text:p text:style-name="P97"><text:span text:style-name="T11">Participated in </text:span><text:span text:style-name="T44">5</text:span><text:span text:style-name="T47">0</text:span><text:span text:style-name="T16">+</text:span><text:span text:style-name="T11"> contests in </text:span><text:a xlink:type="simple" xlink:href="http://codeforces.com/profile/habib_rahman" text:style-name="Internet_20_link" text:visited-style-name="Visited_20_Internet_20_Link"><text:span text:style-name="T96">Codeforces</text:span></text:a><text:span text:style-name="T12">, </text:span><text:span text:style-name="T11">Username: habib_</text:span><text:span text:style-name="T13">rahman</text:span><text:span text:style-name="T11">, Rating: 1448</text:span><text:span text:style-name="T12">;</text:span></text:p>
        </text:list-item>
        <text:list-item>
          <text:p text:style-name="P98"><text:span text:style-name="T11">Participated in </text:span><text:span text:style-name="T45">2</text:span><text:span text:style-name="T47">0</text:span><text:span text:style-name="T16">+</text:span><text:span text:style-name="T11"> contests in </text:span><text:a xlink:type="simple" xlink:href="https://www.codechef.com/users/habib_ruet" text:style-name="Internet_20_link" text:visited-style-name="Visited_20_Internet_20_Link"><text:span text:style-name="T19">Codechef</text:span></text:a><text:span text:style-name="T12">, </text:span><text:span text:style-name="T11">Username: habib_ruet, Rating: </text:span><text:span text:style-name="T14">1977</text:span><text:span text:style-name="T12">;</text:span></text:p>
        </text:list-item>
        <text:list-item>
          <text:p text:style-name="P87"><text:span text:style-name="T11">Participated in </text:span><text:span text:style-name="T48">15</text:span><text:span text:style-name="T16">+</text:span><text:span text:style-name="T11"> contests in </text:span><text:a xlink:type="simple" xlink:href="https://toph.co/u/habib_rahman" text:style-name="Internet_20_link" text:visited-style-name="Visited_20_Internet_20_Link"><text:span text:style-name="T26">Toph</text:span></text:a><text:span text:style-name="T12">, </text:span><text:span text:style-name="T11">Username: habib_r</text:span><text:span text:style-name="T21">ahman</text:span><text:span text:style-name="T12">;</text:span></text:p>
        </text:list-item>
        <text:list-item>
          <text:p text:style-name="P99"><text:span text:style-name="T81">S</text:span><text:span text:style-name="T80">olved </text:span><text:span text:style-name="T85">19</text:span><text:span text:style-name="T86">5</text:span><text:span text:style-name="T83">+</text:span><text:span text:style-name="T80"> Problems in </text:span><text:a xlink:type="simple" xlink:href="http://lightoj.com/volume_userstat.php?user_id=9823" text:style-name="Internet_20_link" text:visited-style-name="Visited_20_Internet_20_Link"><text:span text:style-name="T82">Light OJ</text:span></text:a><text:span text:style-name="T80">, User ID: 9823;</text:span></text:p>
        </text:list-item>
        <text:list-item>
          <text:p text:style-name="P88"><text:span text:style-name="T15">Solved </text:span><text:span text:style-name="T46">17</text:span><text:span text:style-name="T50">5</text:span><text:span text:style-name="T20">+</text:span><text:span text:style-name="T15"> </text:span><text:span text:style-name="T16">Problems in </text:span><text:a xlink:type="simple" xlink:href="http://uhunt.felix-halim.net/id/234262" text:style-name="Internet_20_link" text:visited-style-name="Visited_20_Internet_20_Link"><text:span text:style-name="T17">Uva </text:span></text:a><text:a xlink:type="simple" xlink:href="http://uhunt.felix-halim.net/id/234262" text:style-name="Internet_20_link" text:visited-style-name="Visited_20_Internet_20_Link"><text:span text:style-name="T99">Online Judge</text:span></text:a><text:span text:style-name="T18">, </text:span><text:span text:style-name="T20">User ID: 234262</text:span></text:p>
        </text:list-item>
        <text:list-item>
          <text:p text:style-name="P93"><text:span text:style-name="T20">S</text:span><text:span text:style-name="T2">olved </text:span><text:span text:style-name="T49">2</text:span><text:span text:style-name="T50">5</text:span><text:span text:style-name="T22">+ Problems in </text:span><text:a xlink:type="simple" xlink:href="http://www.spoj.com/users/habib_rahman/" text:style-name="Internet_20_link" text:visited-style-name="Visited_20_Internet_20_Link"><text:span text:style-name="T95">SPOJ</text:span></text:a><text:span text:style-name="T22">, Username: habib_rahman</text:span></text:p>
        </text:list-item>
      </text:list>
      <text:p text:style-name="P31"/>
      <text:p text:style-name="P18"><text:span text:style-name="T78">OS, </text:span>Tools &amp; Libraries</text:p>
      <text:p text:style-name="P29"/>
      <text:p text:style-name="P1">Linux (Ubuntu <text:span text:style-name="T90">16.04 LTS</text:span>), <text:span text:style-name="T1">Windows 10 Pro, Eclipse, Netbeans, CodeBlocks, Spyder, SublimeText, gedit etc.</text:span></text:p>
      <text:p text:style-name="P20"><text:soft-page-break/>Projects</text:p>
      <text:p text:style-name="P9"/>
      <text:list xml:id="list3915659478553001542" text:style-name="L2">
        <text:list-item>
          <text:p text:style-name="P76"><text:a xlink:type="simple" xlink:href="https://github.com/habibrahmanbd/BanglaPDFtoBanglaDOC" text:style-name="Internet_20_link" text:visited-style-name="Visited_20_Internet_20_Link"><text:span text:style-name="T79">Bangla PDF to Bangla DOC Converter</text:span></text:a></text:p>
          <text:p text:style-name="P72"><text:s text:c="5"/>Year: 2017, Language: JAVA</text:p>
        </text:list-item>
      </text:list>
      <text:p text:style-name="P15"><text:s text:c="5"/>“Software to Convert PDF to DOC for Bangla <text:s text:c="2"/>Language”</text:p>
      <text:p text:style-name="P4"/>
      <text:list xml:id="list670884133335801877" text:style-name="L3">
        <text:list-item>
          <text:p text:style-name="P77"><text:a xlink:type="simple" xlink:href="https://github.com/habibrahmanbd/onlinelabsystem" text:style-name="Internet_20_link" text:visited-style-name="Visited_20_Internet_20_Link"><text:span text:style-name="T79">Online Judging System</text:span></text:a></text:p>
          <text:p text:style-name="P73"><text:s text:c="6"/>Year: 2015, Language: HTML, CSS &amp; PHP</text:p>
          <text:p text:style-name="P83"><text:s text:c="5"/>“Online ju<text:span text:style-name="T87">dg</text:span>e for programming contest and problem solving”</text:p>
        </text:list-item>
      </text:list>
      <text:p text:style-name="P5"/>
      <text:list xml:id="list7385240579357055435" text:style-name="L4">
        <text:list-item>
          <text:p text:style-name="P78"><text:a xlink:type="simple" xlink:href="https://github.com/habibrahmanbd/nirob-blood-app/" text:style-name="Internet_20_link" text:visited-style-name="Visited_20_Internet_20_Link"><text:span text:style-name="T79">Blood Bank Management</text:span></text:a></text:p>
          <text:p text:style-name="P74"><text:s text:c="5"/>Year: 2014, Language: JAVA</text:p>
          <text:p text:style-name="P84"><text:s text:c="5"/>“Software for Blood Bank Management”</text:p>
        </text:list-item>
      </text:list>
      <text:p text:style-name="P6"/>
      <text:list xml:id="list4271257190817100839" text:style-name="L5">
        <text:list-item>
          <text:p text:style-name="P79"><text:a xlink:type="simple" xlink:href="https://github.com/habibrahmanbd/Game-Rakhal-v1.0/" text:style-name="Internet_20_link" text:visited-style-name="Visited_20_Internet_20_Link"><text:span text:style-name="T79">Game Rakhal</text:span></text:a></text:p>
          <text:p text:style-name="P75"><text:s text:c="5"/>Year: 2014, Language: JAVA</text:p>
          <text:p text:style-name="P85"><text:s text:c="5"/>“Interesting Desktop Game”</text:p>
          <text:p text:style-name="P81"/>
        </text:list-item>
        <text:list-item>
          <text:p text:style-name="P80"><text:a xlink:type="simple" xlink:href="https://github.com/habibrahmanbd/dailyCalorieCalculator" text:style-name="Internet_20_link" text:visited-style-name="Visited_20_Internet_20_Link"><text:span text:style-name="T79">Daily Calorie Calculator</text:span></text:a></text:p>
          <text:p text:style-name="P75"><text:s text:c="5"/>Year: 2014, Language: JAVA</text:p>
          <text:p text:style-name="P85"><text:s text:c="5"/>“Application for calculation of daily Life Calorie”</text:p>
        </text:list-item>
      </text:list>
      <text:p text:style-name="P25"/>
      <text:p text:style-name="P21">Education<text:span text:style-name="T102">s</text:span></text:p>
      <text:p text:style-name="P11"/>
      <text:p text:style-name="P61">Rajshahi University of Engineering &amp; Technology</text:p>
      <text:p text:style-name="P48">Bachelor of <text:span text:style-name="T73">Computer Science and Engineering</text:span></text:p>
      <text:p text:style-name="P44">2013-2017</text:p>
      <text:p text:style-name="P44">CGPA: <text:span text:style-name="T76">3.77 </text:span><text:span text:style-name="T74">out of</text:span><text:span text:style-name="T73"> 4.00 </text:span><text:span text:style-name="T75">(Up to 7</text:span><text:span text:style-name="T89">th</text:span><text:span text:style-name="T75"> Semester)</text:span></text:p>
      <text:p text:style-name="P49"/>
      <text:p text:style-name="P42">Achievements</text:p>
      <text:p text:style-name="P47"/>
      <text:list xml:id="list6192976179371248334" text:style-name="L6">
        <text:list-item>
          <text:p text:style-name="P100">ACM-ICPC Dhaka Regional-2016</text:p>
        </text:list-item>
      </text:list>
      <text:p text:style-name="P46"><text:s text:c="5"/>20<text:span text:style-name="T88">th</text:span> , Rajshahi Divisional Champion,</text:p>
      <text:p text:style-name="P46"><text:s text:c="5"/>Top 10 University Awards</text:p>
      <text:p text:style-name="P46"/>
      <text:list xml:id="list4558732770676103157" text:style-name="L7">
        <text:list-item>
          <text:p text:style-name="P101">IUPC, IUT Fest - 2016</text:p>
        </text:list-item>
      </text:list>
      <text:p text:style-name="P46"><text:s text:c="5"/>17<text:span text:style-name="T88">th</text:span> Position</text:p>
      <text:p text:style-name="P46"/>
      <text:list xml:id="list6464645635329501294" text:style-name="L8">
        <text:list-item>
          <text:p text:style-name="P102">IUPC, IEEE RUET, Student Branch</text:p>
        </text:list-item>
      </text:list>
      <text:p text:style-name="P46"><text:s text:c="5"/>2015, Runners Up</text:p>
      <text:p text:style-name="P46"/>
      <text:list xml:id="list5018294639242679695" text:style-name="L9">
        <text:list-item>
          <text:p text:style-name="P103">Intra University Day Programming Contest</text:p>
        </text:list-item>
      </text:list>
      <text:p text:style-name="P46"><text:s text:c="5"/>2014, 4<text:span text:style-name="T88">th</text:span> Position</text:p>
      <text:p text:style-name="P46"/>
      <text:p text:style-name="P23"><text:soft-page-break/>Research</text:p>
      <text:p text:style-name="P12"/>
      <text:list xml:id="list8939110237062914390" text:style-name="L10">
        <text:list-item>
          <text:p text:style-name="P89"><text:span text:style-name="T63">Topic: </text:span><text:a xlink:type="simple" xlink:href="https://github.com/habibrahmanbd/PWPS" text:style-name="Internet_20_link" text:visited-style-name="Visited_20_Internet_20_Link"><text:span text:style-name="T57">Learning to Solve Percentage Word Problems by Parsing into Equations</text:span></text:a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4"><text:span text:style-name="T59"><text:s text:c="5"/></text:span><text:span text:style-name="T60">Field: </text:span><text:span text:style-name="T58">Natural Language Processing</text:span></text:p>
                              <text:p text:style-name="P94"><text:span text:style-name="T60"><text:s text:c="5"/></text:span><text:span text:style-name="T61">Undergraduate Research, CSE, RUET</text:span></text:p>
                              <text:p text:style-name="P86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Experience<text:span text:style-name="T101">s</text:span></text:p>
      <text:p text:style-name="P10"/>
      <text:list xml:id="list8407864440440349170" text:style-name="L11">
        <text:list-item>
          <text:p text:style-name="P82">Problem Setter and Judge</text:p>
          <text:list>
            <text:list-item>
              <text:list>
                <text:list-item>
                  <text:list>
                    <text:list-header>
                      <text:p text:style-name="P91"><text:span text:style-name="T24"><text:s text:c="5"/>“</text:span><text:a xlink:type="simple" xlink:href="https://devskill.com/ContestArchive/ContestDetail/f50e0987-bb32-cafc-6507-08d483a9caf8" text:style-name="Internet_20_link" text:visited-style-name="Visited_20_Internet_20_Link"><text:span text:style-name="T25">Devskill Coding Contest - 15</text:span></text:a>”</text:p>
                    </text:list-header>
                  </text:list>
                </text:list-item>
              </text:list>
            </text:list-item>
          </text:list>
        </text:list-item>
      </text:list>
      <text:p text:style-name="P16"/>
      <text:list xml:id="list220912433145358" text:continue-numbering="true" text:style-name="L11">
        <text:list-item>
          <text:p text:style-name="P104">Problem Setter and Judge</text:p>
          <text:list>
            <text:list-header>
              <text:p text:style-name="P92"><text:span text:style-name="T2"><text:s text:c="5"/>“</text:span><text:a xlink:type="simple" xlink:href="https://www.hackerrank.com/contests/codesmash-17" text:style-name="Internet_20_link" text:visited-style-name="Visited_20_Internet_20_Link"><text:span text:style-name="T10">Codesmash’17</text:span></text:a>”</text:p>
            </text:list-header>
          </text:list>
        </text:list-item>
      </text:list>
      <text:p text:style-name="P34"/>
      <text:p text:style-name="P22">Profiles</text:p>
      <text:p text:style-name="P13"/>
      <text:p text:style-name="P32"><text:a xlink:type="simple" xlink:href="https://linkedin.com/in/habibrahmanbd/" text:style-name="Internet_20_link" text:visited-style-name="Visited_20_Internet_20_Link"><text:span text:style-name="T72">LinkedIn</text:span></text:a><text:span text:style-name="T40"> | </text:span><text:a xlink:type="simple" xlink:href="https://icpc.baylor.edu/ICPCID/ZRGSWBPI6H06" text:style-name="Internet_20_link" text:visited-style-name="Visited_20_Internet_20_Link"><text:span text:style-name="T72">ICPCID</text:span></text:a><text:span text:style-name="T40"> | </text:span><text:a xlink:type="simple" xlink:href="https://github.com/habibrahmanbd" text:style-name="Internet_20_link" text:visited-style-name="Visited_20_Internet_20_Link"><text:span text:style-name="T41">Github</text:span></text:a><text:span text:style-name="T39"> </text:span><text:span text:style-name="T41">| </text:span><text:a xlink:type="simple" xlink:href="http://blog.habib.tech/" text:style-name="Internet_20_link" text:visited-style-name="Visited_20_Internet_20_Link">Blog</text:a><text:span text:style-name="T39"> </text:span><text:span text:style-name="T42">| </text:span><text:a xlink:type="simple" xlink:href="http://codeforces.com/profile/habib_rahman" text:style-name="Internet_20_link" text:visited-style-name="Visited_20_Internet_20_Link">Codeforces</text:a></text:p>
      <text:p text:style-name="P33"><text:a xlink:type="simple" xlink:href="https://www.codechef.com/users/habib_ruet" text:style-name="Internet_20_link" text:visited-style-name="Visited_20_Internet_20_Link">Codechef</text:a><text:span text:style-name="T42"> </text:span><text:span text:style-name="T51">| </text:span><text:a xlink:type="simple" xlink:href="http://uhunt.felix-halim.net/id/234262" text:style-name="Internet_20_link" text:visited-style-name="Visited_20_Internet_20_Link"><text:span text:style-name="T54">Uva Online Judge</text:span></text:a><text:span text:style-name="T39"> </text:span><text:span text:style-name="T43">| </text:span><text:a xlink:type="simple" xlink:href="https://toph.co/u/habib_rahman" text:style-name="Internet_20_link" text:visited-style-name="Visited_20_Internet_20_Link">Toph</text:a><text:span text:style-name="T39"> </text:span><text:span text:style-name="T52">|</text:span><text:span text:style-name="T55"> </text:span><text:a xlink:type="simple" xlink:href="http://lightoj.com/volume_userstat.php?user_id=9823" text:style-name="Internet_20_link" text:visited-style-name="Visited_20_Internet_20_Link"><text:span text:style-name="T56">Light OJ</text:span></text:a><text:span text:style-name="T55"> </text:span><text:span text:style-name="T53">| </text:span><text:a xlink:type="simple" xlink:href="http://www.spoj.com/users/habib_rahman/" text:style-name="Internet_20_link" text:visited-style-name="Visited_20_Internet_20_Link"><text:span text:style-name="T98">SPOJ</text:span></text:a></text:p>
      <text:p text:style-name="P26"/>
      <text:p text:style-name="P28"><text:span text:style-name="T91">Language</text:span><text:span text:style-name="T92">s</text:span></text:p>
      <text:p text:style-name="P14"/>
      <text:list xml:id="list3172152119829925681" text:style-name="L12">
        <text:list-item>
          <text:p text:style-name="P90"><text:span text:style-name="T67">Englis</text:span><text:span text:style-name="T68">h</text:span></text:p>
        </text:list-item>
        <text:list-item>
          <text:p text:style-name="P95"><text:span text:style-name="T70">B</text:span><text:span text:style-name="T69">angla</text:span></text:p>
        </text:list-item>
      </text:list>
      <text:p text:style-name="P96"><text:span text:style-name="T66"/></text:p>
      <text:p text:style-name="P27"/>
      <text:p text:style-name="P17">Reference</text:p>
      <text:p text:style-name="P8"/>
      <text:p text:style-name="P7">Barshon Sen,</text:p>
      <text:p text:style-name="P7">Lecturer,</text:p>
      <text:p text:style-name="P7">Computer Science &amp; Engineering,</text:p>
      <text:p text:style-name="P7">Rajshahi University of Engineering and Technology.</text:p>
      <text:p text:style-name="P2">E-mail: <text:span text:style-name="T104">sen.barshon@gmail.com</text:span></text:p>
      <text:p text:style-name="P3">Cell: <text:span text:style-name="T104">+88 01672 340 09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erif" svg:font-family="Serif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axial" draw:start-color="#8ae234" draw:end-color="#000000" draw:start-intensity="100%" draw:end-intensity="100%" draw:angle="1800" draw:border="0%"/>
    <draw:gradient draw:name="Gradient_20_3" draw:display-name="Gradient 3" draw:style="ellipsoid" draw:cx="50%" draw:cy="50%" draw:start-color="#8ae234" draw:end-color="#000000" draw:start-intensity="100%" draw:end-intensity="100%" draw:angle="1800" draw:border="0%"/>
    <draw:gradient draw:name="Gradient_20_4" draw:display-name="Gradient 4" draw:style="rectangular" draw:cx="50%" draw:cy="50%" draw:start-color="#8ae234" draw:end-color="#000000" draw:start-intensity="100%" draw:end-intensity="100%" draw:angle="1800" draw:border="0%"/>
    <draw:gradient draw:name="Tango_20_Green" draw:display-name="Tango Green" draw:style="linear" draw:start-color="#8ae234" draw:end-color="#000000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Empty" xlink:href="Pictures/1000000000000008000000082F51696FC272A0B9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9:23:34.446486499</meta:creation-date>
    <dc:date>2017-10-25T22:09:11.140796904</dc:date>
    <meta:editing-duration>PT5H5M21S</meta:editing-duration>
    <meta:editing-cycles>166</meta:editing-cycles>
    <meta:generator>LibreOffice/5.1.6.2$Linux_X86_64 LibreOffice_project/10m0$Build-2</meta:generator>
    <meta:document-statistic meta:table-count="1" meta:image-count="5" meta:object-count="0" meta:page-count="3" meta:paragraph-count="87" meta:word-count="487" meta:character-count="3127" meta:non-whitespace-character-count="2668"/>
  </office:meta>
</office:document-meta>
</file>